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65BEFE37CCD98E2F.jpg" manifest:media-type="image/jpeg"/>
  <manifest:file-entry manifest:full-path="Object 1/Pictures/100000000000057D000002F837E152EE3721B893.png" manifest:media-type="image/png"/>
  <manifest:file-entry manifest:full-path="Object 1/Pictures/100000000000057D000002F8CC460B037E207265.png" manifest:media-type="image/png"/>
  <manifest:file-entry manifest:full-path="Object 1/Pictures/10000000000000080000000838C8CDD6DE5944AB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30001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30112"/>
    <style:style style:name="ce4" style:family="table-cell" style:parent-style-name="Default" style:data-style-name="N30112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929cm" svg:height="17.584cm" svg:x="17.208cm" svg:y="0cm">
            <draw:object draw:notify-on-update-of-ranges="Sheet1.A3:Sheet1.A130 Sheet1.B1:Sheet1.B1 Sheet1.B3:Sheet1.B130 Sheet1.C1:Sheet1.C1 Sheet1.C3:Sheet1.C1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Grid Side Length</text:p>
          </table:table-cell>
          <table:table-cell table:style-name="ce1" office:value-type="string" calcext:value-type="string">
            <text:p>16 core average turn compute time</text:p>
          </table:table-cell>
          <table:table-cell table:style-name="ce4" office:value-type="string" calcext:value-type="string">
            <text:p>1 core average turn compute time</text:p>
          </table:table-cell>
          <table:table-cell table:number-columns-repeated="102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18.8901829" calcext:value-type="float">
            <text:p>18.8901829</text:p>
          </table:table-cell>
          <table:table-cell table:style-name="ce4" office:value-type="float" office:value="26.6297395" calcext:value-type="float">
            <text:p>26.6297395</text:p>
          </table:table-cell>
          <table:table-cell table:number-columns-repeated="102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14.4847142" calcext:value-type="float">
            <text:p>14.4847142</text:p>
          </table:table-cell>
          <table:table-cell table:style-name="ce4" office:value-type="float" office:value="20.6210737" calcext:value-type="float">
            <text:p>20.6210737</text:p>
          </table:table-cell>
          <table:table-cell table:number-columns-repeated="102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14.313201" calcext:value-type="float">
            <text:p>14.3132010</text:p>
          </table:table-cell>
          <table:table-cell table:style-name="ce4" office:value-type="float" office:value="19.5076433" calcext:value-type="float">
            <text:p>19.5076433</text:p>
          </table:table-cell>
          <table:table-cell table:number-columns-repeated="102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3.8180147" calcext:value-type="float">
            <text:p>13.8180147</text:p>
          </table:table-cell>
          <table:table-cell table:style-name="ce4" office:value-type="float" office:value="18.2439966" calcext:value-type="float">
            <text:p>18.2439966</text:p>
          </table:table-cell>
          <table:table-cell table:number-columns-repeated="102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13.8461757" calcext:value-type="float">
            <text:p>13.8461757</text:p>
          </table:table-cell>
          <table:table-cell table:style-name="ce4" office:value-type="float" office:value="17.0970407" calcext:value-type="float">
            <text:p>17.0970407</text:p>
          </table:table-cell>
          <table:table-cell table:number-columns-repeated="102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14.1229728" calcext:value-type="float">
            <text:p>14.1229728</text:p>
          </table:table-cell>
          <table:table-cell table:style-name="ce4" office:value-type="float" office:value="16.9625686" calcext:value-type="float">
            <text:p>16.9625686</text:p>
          </table:table-cell>
          <table:table-cell table:number-columns-repeated="102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13.4549814" calcext:value-type="float">
            <text:p>13.4549814</text:p>
          </table:table-cell>
          <table:table-cell table:style-name="ce4" office:value-type="float" office:value="15.7619618" calcext:value-type="float">
            <text:p>15.7619618</text:p>
          </table:table-cell>
          <table:table-cell table:number-columns-repeated="102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13.5245395" calcext:value-type="float">
            <text:p>13.5245395</text:p>
          </table:table-cell>
          <table:table-cell table:style-name="ce4" office:value-type="float" office:value="16.9319906" calcext:value-type="float">
            <text:p>16.9319906</text:p>
          </table:table-cell>
          <table:table-cell table:number-columns-repeated="102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13.4252714" calcext:value-type="float">
            <text:p>13.4252714</text:p>
          </table:table-cell>
          <table:table-cell table:style-name="ce4" office:value-type="float" office:value="18.1820055" calcext:value-type="float">
            <text:p>18.1820055</text:p>
          </table:table-cell>
          <table:table-cell table:number-columns-repeated="102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13.4520145" calcext:value-type="float">
            <text:p>13.4520145</text:p>
          </table:table-cell>
          <table:table-cell table:style-name="ce4" office:value-type="float" office:value="16.3397072" calcext:value-type="float">
            <text:p>16.3397072</text:p>
          </table:table-cell>
          <table:table-cell table:number-columns-repeated="102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13.8914117" calcext:value-type="float">
            <text:p>13.8914117</text:p>
          </table:table-cell>
          <table:table-cell table:style-name="ce4" office:value-type="float" office:value="18.5031215" calcext:value-type="float">
            <text:p>18.5031215</text:p>
          </table:table-cell>
          <table:table-cell table:number-columns-repeated="102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14.9152054" calcext:value-type="float">
            <text:p>14.9152054</text:p>
          </table:table-cell>
          <table:table-cell table:style-name="ce4" office:value-type="float" office:value="16.9888367" calcext:value-type="float">
            <text:p>16.9888367</text:p>
          </table:table-cell>
          <table:table-cell table:number-columns-repeated="102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15.2867236" calcext:value-type="float">
            <text:p>15.2867236</text:p>
          </table:table-cell>
          <table:table-cell table:style-name="ce4" office:value-type="float" office:value="18.8028719" calcext:value-type="float">
            <text:p>18.8028719</text:p>
          </table:table-cell>
          <table:table-cell table:number-columns-repeated="102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14.6471262" calcext:value-type="float">
            <text:p>14.6471262</text:p>
          </table:table-cell>
          <table:table-cell table:style-name="ce4" office:value-type="float" office:value="17.5419011" calcext:value-type="float">
            <text:p>17.5419011</text:p>
          </table:table-cell>
          <table:table-cell table:number-columns-repeated="102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15.4550058" calcext:value-type="float">
            <text:p>15.4550058</text:p>
          </table:table-cell>
          <table:table-cell table:style-name="ce4" office:value-type="float" office:value="18.9818379" calcext:value-type="float">
            <text:p>18.9818379</text:p>
          </table:table-cell>
          <table:table-cell table:number-columns-repeated="102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15.1243064" calcext:value-type="float">
            <text:p>15.1243064</text:p>
          </table:table-cell>
          <table:table-cell table:style-name="ce4" office:value-type="float" office:value="18.5288534" calcext:value-type="float">
            <text:p>18.5288534</text:p>
          </table:table-cell>
          <table:table-cell table:number-columns-repeated="102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14.8380074" calcext:value-type="float">
            <text:p>14.8380074</text:p>
          </table:table-cell>
          <table:table-cell table:style-name="ce4" office:value-type="float" office:value="18.9179539" calcext:value-type="float">
            <text:p>18.9179539</text:p>
          </table:table-cell>
          <table:table-cell table:number-columns-repeated="102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15.7083106" calcext:value-type="float">
            <text:p>15.7083106</text:p>
          </table:table-cell>
          <table:table-cell table:style-name="ce4" office:value-type="float" office:value="20.0605236" calcext:value-type="float">
            <text:p>20.0605236</text:p>
          </table:table-cell>
          <table:table-cell table:number-columns-repeated="1021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6.1966891" calcext:value-type="float">
            <text:p>16.1966891</text:p>
          </table:table-cell>
          <table:table-cell table:style-name="ce4" office:value-type="float" office:value="18.9138537" calcext:value-type="float">
            <text:p>18.9138537</text:p>
          </table:table-cell>
          <table:table-cell table:number-columns-repeated="102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16.3520684" calcext:value-type="float">
            <text:p>16.3520684</text:p>
          </table:table-cell>
          <table:table-cell table:style-name="ce4" office:value-type="float" office:value="19.9751905" calcext:value-type="float">
            <text:p>19.9751905</text:p>
          </table:table-cell>
          <table:table-cell table:number-columns-repeated="1021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16.1516022" calcext:value-type="float">
            <text:p>16.1516022</text:p>
          </table:table-cell>
          <table:table-cell table:style-name="ce4" office:value-type="float" office:value="19.6920675" calcext:value-type="float">
            <text:p>19.6920675</text:p>
          </table:table-cell>
          <table:table-cell table:number-columns-repeated="102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16.2030663" calcext:value-type="float">
            <text:p>16.2030663</text:p>
          </table:table-cell>
          <table:table-cell table:style-name="ce4" office:value-type="float" office:value="20.0215167" calcext:value-type="float">
            <text:p>20.0215167</text:p>
          </table:table-cell>
          <table:table-cell table:number-columns-repeated="102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16.7801595" calcext:value-type="float">
            <text:p>16.7801595</text:p>
          </table:table-cell>
          <table:table-cell table:style-name="ce4" office:value-type="float" office:value="20.6947591" calcext:value-type="float">
            <text:p>20.6947591</text:p>
          </table:table-cell>
          <table:table-cell table:number-columns-repeated="102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17.4991331" calcext:value-type="float">
            <text:p>17.4991331</text:p>
          </table:table-cell>
          <table:table-cell table:style-name="ce4" office:value-type="float" office:value="18.6159308" calcext:value-type="float">
            <text:p>18.6159308</text:p>
          </table:table-cell>
          <table:table-cell table:number-columns-repeated="102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17.2776948" calcext:value-type="float">
            <text:p>17.2776948</text:p>
          </table:table-cell>
          <table:table-cell table:style-name="ce4" office:value-type="float" office:value="20.521751" calcext:value-type="float">
            <text:p>20.5217510</text:p>
          </table:table-cell>
          <table:table-cell table:number-columns-repeated="102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17.54045" calcext:value-type="float">
            <text:p>17.5404500</text:p>
          </table:table-cell>
          <table:table-cell table:style-name="ce4" office:value-type="float" office:value="19.2784561" calcext:value-type="float">
            <text:p>19.2784561</text:p>
          </table:table-cell>
          <table:table-cell table:number-columns-repeated="102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8.2218645" calcext:value-type="float">
            <text:p>18.2218645</text:p>
          </table:table-cell>
          <table:table-cell table:style-name="ce4" office:value-type="float" office:value="19.3385021" calcext:value-type="float">
            <text:p>19.3385021</text:p>
          </table:table-cell>
          <table:table-cell table:number-columns-repeated="102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8.1107315" calcext:value-type="float">
            <text:p>18.1107315</text:p>
          </table:table-cell>
          <table:table-cell table:style-name="ce4" office:value-type="float" office:value="19.523088" calcext:value-type="float">
            <text:p>19.5230880</text:p>
          </table:table-cell>
          <table:table-cell table:number-columns-repeated="102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8.8073271" calcext:value-type="float">
            <text:p>18.8073271</text:p>
          </table:table-cell>
          <table:table-cell table:style-name="ce4" office:value-type="float" office:value="20.0537877" calcext:value-type="float">
            <text:p>20.0537877</text:p>
          </table:table-cell>
          <table:table-cell table:number-columns-repeated="102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18.968221" calcext:value-type="float">
            <text:p>18.9682210</text:p>
          </table:table-cell>
          <table:table-cell table:style-name="ce4" office:value-type="float" office:value="20.1475618" calcext:value-type="float">
            <text:p>20.1475618</text:p>
          </table:table-cell>
          <table:table-cell table:number-columns-repeated="102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18.6671766" calcext:value-type="float">
            <text:p>18.6671766</text:p>
          </table:table-cell>
          <table:table-cell table:style-name="ce4" office:value-type="float" office:value="20.3387816" calcext:value-type="float">
            <text:p>20.3387816</text:p>
          </table:table-cell>
          <table:table-cell table:number-columns-repeated="102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19.2732" calcext:value-type="float">
            <text:p>19.2732000</text:p>
          </table:table-cell>
          <table:table-cell table:style-name="ce4" office:value-type="float" office:value="21.1036202" calcext:value-type="float">
            <text:p>21.1036202</text:p>
          </table:table-cell>
          <table:table-cell table:number-columns-repeated="102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19.5672143" calcext:value-type="float">
            <text:p>19.5672143</text:p>
          </table:table-cell>
          <table:table-cell table:style-name="ce4" office:value-type="float" office:value="21.1657192" calcext:value-type="float">
            <text:p>21.1657192</text:p>
          </table:table-cell>
          <table:table-cell table:number-columns-repeated="102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20.0776187" calcext:value-type="float">
            <text:p>20.0776187</text:p>
          </table:table-cell>
          <table:table-cell table:style-name="ce4" office:value-type="float" office:value="21.3061574" calcext:value-type="float">
            <text:p>21.3061574</text:p>
          </table:table-cell>
          <table:table-cell table:number-columns-repeated="102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20.1917158" calcext:value-type="float">
            <text:p>20.1917158</text:p>
          </table:table-cell>
          <table:table-cell table:style-name="ce4" office:value-type="float" office:value="21.5855686" calcext:value-type="float">
            <text:p>21.5855686</text:p>
          </table:table-cell>
          <table:table-cell table:number-columns-repeated="1021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20.6185009" calcext:value-type="float">
            <text:p>20.6185009</text:p>
          </table:table-cell>
          <table:table-cell table:style-name="ce4" office:value-type="float" office:value="22.1048039" calcext:value-type="float">
            <text:p>22.1048039</text:p>
          </table:table-cell>
          <table:table-cell table:number-columns-repeated="1021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20.4251998" calcext:value-type="float">
            <text:p>20.4251998</text:p>
          </table:table-cell>
          <table:table-cell table:style-name="ce4" office:value-type="float" office:value="22.129443" calcext:value-type="float">
            <text:p>22.1294430</text:p>
          </table:table-cell>
          <table:table-cell table:number-columns-repeated="1021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20.6029047" calcext:value-type="float">
            <text:p>20.6029047</text:p>
          </table:table-cell>
          <table:table-cell table:style-name="ce4" office:value-type="float" office:value="22.491035" calcext:value-type="float">
            <text:p>22.4910350</text:p>
          </table:table-cell>
          <table:table-cell table:number-columns-repeated="1021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21.3536313" calcext:value-type="float">
            <text:p>21.3536313</text:p>
          </table:table-cell>
          <table:table-cell table:style-name="ce4" office:value-type="float" office:value="22.7976194" calcext:value-type="float">
            <text:p>22.7976194</text:p>
          </table:table-cell>
          <table:table-cell table:number-columns-repeated="102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21.1460773" calcext:value-type="float">
            <text:p>21.1460773</text:p>
          </table:table-cell>
          <table:table-cell table:style-name="ce4" office:value-type="float" office:value="23.1722565" calcext:value-type="float">
            <text:p>23.1722565</text:p>
          </table:table-cell>
          <table:table-cell table:number-columns-repeated="1021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21.9338135" calcext:value-type="float">
            <text:p>21.9338135</text:p>
          </table:table-cell>
          <table:table-cell table:style-name="ce4" office:value-type="float" office:value="23.4428109" calcext:value-type="float">
            <text:p>23.4428109</text:p>
          </table:table-cell>
          <table:table-cell table:number-columns-repeated="1021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22.1136138" calcext:value-type="float">
            <text:p>22.1136138</text:p>
          </table:table-cell>
          <table:table-cell table:style-name="ce4" office:value-type="float" office:value="24.0532471" calcext:value-type="float">
            <text:p>24.0532471</text:p>
          </table:table-cell>
          <table:table-cell table:number-columns-repeated="1021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22.7520162" calcext:value-type="float">
            <text:p>22.7520162</text:p>
          </table:table-cell>
          <table:table-cell table:style-name="ce4" office:value-type="float" office:value="24.1729143" calcext:value-type="float">
            <text:p>24.1729143</text:p>
          </table:table-cell>
          <table:table-cell table:number-columns-repeated="1021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21.9938636" calcext:value-type="float">
            <text:p>21.9938636</text:p>
          </table:table-cell>
          <table:table-cell table:style-name="ce4" office:value-type="float" office:value="24.2889933" calcext:value-type="float">
            <text:p>24.2889933</text:p>
          </table:table-cell>
          <table:table-cell table:number-columns-repeated="102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22.610342" calcext:value-type="float">
            <text:p>22.6103420</text:p>
          </table:table-cell>
          <table:table-cell table:style-name="ce4" office:value-type="float" office:value="24.8159465" calcext:value-type="float">
            <text:p>24.8159465</text:p>
          </table:table-cell>
          <table:table-cell table:number-columns-repeated="102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23.2346976" calcext:value-type="float">
            <text:p>23.2346976</text:p>
          </table:table-cell>
          <table:table-cell table:style-name="ce4" office:value-type="float" office:value="24.9270916" calcext:value-type="float">
            <text:p>24.9270916</text:p>
          </table:table-cell>
          <table:table-cell table:number-columns-repeated="1021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float" office:value="23.9450149" calcext:value-type="float">
            <text:p>23.9450149</text:p>
          </table:table-cell>
          <table:table-cell table:style-name="ce4" office:value-type="float" office:value="26.6005035" calcext:value-type="float">
            <text:p>26.6005035</text:p>
          </table:table-cell>
          <table:table-cell table:number-columns-repeated="1021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23.1935274" calcext:value-type="float">
            <text:p>23.1935274</text:p>
          </table:table-cell>
          <table:table-cell table:style-name="ce4" office:value-type="float" office:value="25.4894329" calcext:value-type="float">
            <text:p>25.4894329</text:p>
          </table:table-cell>
          <table:table-cell table:number-columns-repeated="1021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23.3466496" calcext:value-type="float">
            <text:p>23.3466496</text:p>
          </table:table-cell>
          <table:table-cell table:style-name="ce4" office:value-type="float" office:value="25.9382392" calcext:value-type="float">
            <text:p>25.9382392</text:p>
          </table:table-cell>
          <table:table-cell table:number-columns-repeated="102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4.2010331" calcext:value-type="float">
            <text:p>24.2010331</text:p>
          </table:table-cell>
          <table:table-cell table:style-name="ce4" office:value-type="float" office:value="26.5242336" calcext:value-type="float">
            <text:p>26.5242336</text:p>
          </table:table-cell>
          <table:table-cell table:number-columns-repeated="102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24.198555" calcext:value-type="float">
            <text:p>24.1985550</text:p>
          </table:table-cell>
          <table:table-cell table:style-name="ce4" office:value-type="float" office:value="26.4483307" calcext:value-type="float">
            <text:p>26.4483307</text:p>
          </table:table-cell>
          <table:table-cell table:number-columns-repeated="102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4.4969604" calcext:value-type="float">
            <text:p>24.4969604</text:p>
          </table:table-cell>
          <table:table-cell table:style-name="ce4" office:value-type="float" office:value="26.8909349" calcext:value-type="float">
            <text:p>26.8909349</text:p>
          </table:table-cell>
          <table:table-cell table:number-columns-repeated="102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float" office:value="24.4642795" calcext:value-type="float">
            <text:p>24.4642795</text:p>
          </table:table-cell>
          <table:table-cell table:style-name="ce4" office:value-type="float" office:value="28.0365135" calcext:value-type="float">
            <text:p>28.0365135</text:p>
          </table:table-cell>
          <table:table-cell table:number-columns-repeated="102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float" office:value="25.3163506" calcext:value-type="float">
            <text:p>25.3163506</text:p>
          </table:table-cell>
          <table:table-cell table:style-name="ce4" office:value-type="float" office:value="27.7885694" calcext:value-type="float">
            <text:p>27.7885694</text:p>
          </table:table-cell>
          <table:table-cell table:number-columns-repeated="1021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float" office:value="25.1938525" calcext:value-type="float">
            <text:p>25.1938525</text:p>
          </table:table-cell>
          <table:table-cell table:style-name="ce4" office:value-type="float" office:value="28.2921738" calcext:value-type="float">
            <text:p>28.2921738</text:p>
          </table:table-cell>
          <table:table-cell table:number-columns-repeated="102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float" office:value="25.1610569" calcext:value-type="float">
            <text:p>25.1610569</text:p>
          </table:table-cell>
          <table:table-cell table:style-name="ce4" office:value-type="float" office:value="29.4829493" calcext:value-type="float">
            <text:p>29.4829493</text:p>
          </table:table-cell>
          <table:table-cell table:number-columns-repeated="102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float" office:value="26.1568524" calcext:value-type="float">
            <text:p>26.1568524</text:p>
          </table:table-cell>
          <table:table-cell table:style-name="ce4" office:value-type="float" office:value="29.2859282" calcext:value-type="float">
            <text:p>29.2859282</text:p>
          </table:table-cell>
          <table:table-cell table:number-columns-repeated="102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float" office:value="25.9408053" calcext:value-type="float">
            <text:p>25.9408053</text:p>
          </table:table-cell>
          <table:table-cell table:style-name="ce4" office:value-type="float" office:value="29.4986128" calcext:value-type="float">
            <text:p>29.4986128</text:p>
          </table:table-cell>
          <table:table-cell table:number-columns-repeated="1021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float" office:value="26.0549883" calcext:value-type="float">
            <text:p>26.0549883</text:p>
          </table:table-cell>
          <table:table-cell table:style-name="ce4" office:value-type="float" office:value="29.5692526" calcext:value-type="float">
            <text:p>29.5692526</text:p>
          </table:table-cell>
          <table:table-cell table:number-columns-repeated="1021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float" office:value="26.0735634" calcext:value-type="float">
            <text:p>26.0735634</text:p>
          </table:table-cell>
          <table:table-cell table:style-name="ce4" office:value-type="float" office:value="30.2196558" calcext:value-type="float">
            <text:p>30.2196558</text:p>
          </table:table-cell>
          <table:table-cell table:number-columns-repeated="1021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float" office:value="26.6027937" calcext:value-type="float">
            <text:p>26.6027937</text:p>
          </table:table-cell>
          <table:table-cell table:style-name="ce4" office:value-type="float" office:value="33.0369878" calcext:value-type="float">
            <text:p>33.0369878</text:p>
          </table:table-cell>
          <table:table-cell table:number-columns-repeated="102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float" office:value="26.7936596" calcext:value-type="float">
            <text:p>26.7936596</text:p>
          </table:table-cell>
          <table:table-cell table:style-name="ce4" office:value-type="float" office:value="33.8376351" calcext:value-type="float">
            <text:p>33.8376351</text:p>
          </table:table-cell>
          <table:table-cell table:number-columns-repeated="102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float" office:value="27.0649818" calcext:value-type="float">
            <text:p>27.0649818</text:p>
          </table:table-cell>
          <table:table-cell table:style-name="ce4" office:value-type="float" office:value="31.0359995" calcext:value-type="float">
            <text:p>31.0359995</text:p>
          </table:table-cell>
          <table:table-cell table:number-columns-repeated="102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float" office:value="28.1042568" calcext:value-type="float">
            <text:p>28.1042568</text:p>
          </table:table-cell>
          <table:table-cell table:style-name="ce4" office:value-type="float" office:value="31.2515575" calcext:value-type="float">
            <text:p>31.2515575</text:p>
          </table:table-cell>
          <table:table-cell table:number-columns-repeated="1021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float" office:value="28.2146379" calcext:value-type="float">
            <text:p>28.2146379</text:p>
          </table:table-cell>
          <table:table-cell table:style-name="ce4" office:value-type="float" office:value="31.916561" calcext:value-type="float">
            <text:p>31.9165610</text:p>
          </table:table-cell>
          <table:table-cell table:number-columns-repeated="102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float" office:value="28.7107652" calcext:value-type="float">
            <text:p>28.7107652</text:p>
          </table:table-cell>
          <table:table-cell table:style-name="ce4" office:value-type="float" office:value="32.1489418" calcext:value-type="float">
            <text:p>32.1489418</text:p>
          </table:table-cell>
          <table:table-cell table:number-columns-repeated="102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float" office:value="28.740863" calcext:value-type="float">
            <text:p>28.7408630</text:p>
          </table:table-cell>
          <table:table-cell table:style-name="ce4" office:value-type="float" office:value="32.7039826" calcext:value-type="float">
            <text:p>32.7039826</text:p>
          </table:table-cell>
          <table:table-cell table:number-columns-repeated="102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float" office:value="28.9755412" calcext:value-type="float">
            <text:p>28.9755412</text:p>
          </table:table-cell>
          <table:table-cell table:style-name="ce4" office:value-type="float" office:value="33.592473" calcext:value-type="float">
            <text:p>33.5924730</text:p>
          </table:table-cell>
          <table:table-cell table:number-columns-repeated="1021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30.0815089" calcext:value-type="float">
            <text:p>30.0815089</text:p>
          </table:table-cell>
          <table:table-cell table:style-name="ce4" office:value-type="float" office:value="34.6037948" calcext:value-type="float">
            <text:p>34.6037948</text:p>
          </table:table-cell>
          <table:table-cell table:number-columns-repeated="102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float" office:value="30.266725" calcext:value-type="float">
            <text:p>30.2667250</text:p>
          </table:table-cell>
          <table:table-cell table:style-name="ce4" office:value-type="float" office:value="33.6662502" calcext:value-type="float">
            <text:p>33.6662502</text:p>
          </table:table-cell>
          <table:table-cell table:number-columns-repeated="102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float" office:value="29.7924567" calcext:value-type="float">
            <text:p>29.7924567</text:p>
          </table:table-cell>
          <table:table-cell table:style-name="ce4" office:value-type="float" office:value="34.2092225" calcext:value-type="float">
            <text:p>34.2092225</text:p>
          </table:table-cell>
          <table:table-cell table:number-columns-repeated="102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float" office:value="30.7833295" calcext:value-type="float">
            <text:p>30.7833295</text:p>
          </table:table-cell>
          <table:table-cell table:style-name="ce4" office:value-type="float" office:value="34.3661696" calcext:value-type="float">
            <text:p>34.3661696</text:p>
          </table:table-cell>
          <table:table-cell table:number-columns-repeated="102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30.6266952" calcext:value-type="float">
            <text:p>30.6266952</text:p>
          </table:table-cell>
          <table:table-cell table:style-name="ce4" office:value-type="float" office:value="35.6020825" calcext:value-type="float">
            <text:p>35.6020825</text:p>
          </table:table-cell>
          <table:table-cell table:number-columns-repeated="1021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30.8227975" calcext:value-type="float">
            <text:p>30.8227975</text:p>
          </table:table-cell>
          <table:table-cell table:style-name="ce4" office:value-type="float" office:value="35.1649231" calcext:value-type="float">
            <text:p>35.1649231</text:p>
          </table:table-cell>
          <table:table-cell table:number-columns-repeated="1021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30.7792983" calcext:value-type="float">
            <text:p>30.7792983</text:p>
          </table:table-cell>
          <table:table-cell table:style-name="ce4" office:value-type="float" office:value="35.9688876" calcext:value-type="float">
            <text:p>35.9688876</text:p>
          </table:table-cell>
          <table:table-cell table:number-columns-repeated="102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31.9972243" calcext:value-type="float">
            <text:p>31.9972243</text:p>
          </table:table-cell>
          <table:table-cell table:style-name="ce4" office:value-type="float" office:value="36.0339136" calcext:value-type="float">
            <text:p>36.0339136</text:p>
          </table:table-cell>
          <table:table-cell table:number-columns-repeated="102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float" office:value="32.7286646" calcext:value-type="float">
            <text:p>32.7286646</text:p>
          </table:table-cell>
          <table:table-cell table:style-name="ce4" office:value-type="float" office:value="37.2353364" calcext:value-type="float">
            <text:p>37.2353364</text:p>
          </table:table-cell>
          <table:table-cell table:number-columns-repeated="102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float" office:value="32.3270441" calcext:value-type="float">
            <text:p>32.3270441</text:p>
          </table:table-cell>
          <table:table-cell table:style-name="ce4" office:value-type="float" office:value="36.7537191" calcext:value-type="float">
            <text:p>36.7537191</text:p>
          </table:table-cell>
          <table:table-cell table:number-columns-repeated="102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float" office:value="33.7089072" calcext:value-type="float">
            <text:p>33.7089072</text:p>
          </table:table-cell>
          <table:table-cell table:style-name="ce4" office:value-type="float" office:value="37.3072523" calcext:value-type="float">
            <text:p>37.3072523</text:p>
          </table:table-cell>
          <table:table-cell table:number-columns-repeated="1021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float" office:value="33.2493378" calcext:value-type="float">
            <text:p>33.2493378</text:p>
          </table:table-cell>
          <table:table-cell table:style-name="ce4" office:value-type="float" office:value="37.5707315" calcext:value-type="float">
            <text:p>37.5707315</text:p>
          </table:table-cell>
          <table:table-cell table:number-columns-repeated="102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float" office:value="34.2777546" calcext:value-type="float">
            <text:p>34.2777546</text:p>
          </table:table-cell>
          <table:table-cell table:style-name="ce4" office:value-type="float" office:value="38.0974576" calcext:value-type="float">
            <text:p>38.0974576</text:p>
          </table:table-cell>
          <table:table-cell table:number-columns-repeated="102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float" office:value="34.7210558" calcext:value-type="float">
            <text:p>34.7210558</text:p>
          </table:table-cell>
          <table:table-cell table:style-name="ce4" office:value-type="float" office:value="38.4298289" calcext:value-type="float">
            <text:p>38.4298289</text:p>
          </table:table-cell>
          <table:table-cell table:number-columns-repeated="102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float" office:value="34.8204897" calcext:value-type="float">
            <text:p>34.8204897</text:p>
          </table:table-cell>
          <table:table-cell table:style-name="ce4" office:value-type="float" office:value="39.1700515" calcext:value-type="float">
            <text:p>39.1700515</text:p>
          </table:table-cell>
          <table:table-cell table:number-columns-repeated="102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float" office:value="34.7752006" calcext:value-type="float">
            <text:p>34.7752006</text:p>
          </table:table-cell>
          <table:table-cell table:style-name="ce4" office:value-type="float" office:value="40.2272312" calcext:value-type="float">
            <text:p>40.2272312</text:p>
          </table:table-cell>
          <table:table-cell table:number-columns-repeated="102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float" office:value="35.11027" calcext:value-type="float">
            <text:p>35.1102700</text:p>
          </table:table-cell>
          <table:table-cell table:style-name="ce4" office:value-type="float" office:value="40.3497483" calcext:value-type="float">
            <text:p>40.3497483</text:p>
          </table:table-cell>
          <table:table-cell table:number-columns-repeated="102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float" office:value="35.6569496" calcext:value-type="float">
            <text:p>35.6569496</text:p>
          </table:table-cell>
          <table:table-cell table:style-name="ce4" office:value-type="float" office:value="40.4850604" calcext:value-type="float">
            <text:p>40.4850604</text:p>
          </table:table-cell>
          <table:table-cell table:number-columns-repeated="102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float" office:value="35.5760732" calcext:value-type="float">
            <text:p>35.5760732</text:p>
          </table:table-cell>
          <table:table-cell table:style-name="ce4" office:value-type="float" office:value="40.7528304" calcext:value-type="float">
            <text:p>40.7528304</text:p>
          </table:table-cell>
          <table:table-cell table:number-columns-repeated="102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float" office:value="36.4150058" calcext:value-type="float">
            <text:p>36.4150058</text:p>
          </table:table-cell>
          <table:table-cell table:style-name="ce4" office:value-type="float" office:value="41.8649035" calcext:value-type="float">
            <text:p>41.8649035</text:p>
          </table:table-cell>
          <table:table-cell table:number-columns-repeated="102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float" office:value="36.5444889" calcext:value-type="float">
            <text:p>36.5444889</text:p>
          </table:table-cell>
          <table:table-cell table:style-name="ce4" office:value-type="float" office:value="41.6351202" calcext:value-type="float">
            <text:p>41.6351202</text:p>
          </table:table-cell>
          <table:table-cell table:number-columns-repeated="1021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float" office:value="36.8171811" calcext:value-type="float">
            <text:p>36.8171811</text:p>
          </table:table-cell>
          <table:table-cell table:style-name="ce4" office:value-type="float" office:value="42.3863216" calcext:value-type="float">
            <text:p>42.3863216</text:p>
          </table:table-cell>
          <table:table-cell table:number-columns-repeated="102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float" office:value="37.4992506" calcext:value-type="float">
            <text:p>37.4992506</text:p>
          </table:table-cell>
          <table:table-cell table:style-name="ce4" office:value-type="float" office:value="43.111826" calcext:value-type="float">
            <text:p>43.1118260</text:p>
          </table:table-cell>
          <table:table-cell table:number-columns-repeated="102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float" office:value="37.3464683" calcext:value-type="float">
            <text:p>37.3464683</text:p>
          </table:table-cell>
          <table:table-cell table:style-name="ce4" office:value-type="float" office:value="42.6256508" calcext:value-type="float">
            <text:p>42.6256508</text:p>
          </table:table-cell>
          <table:table-cell table:number-columns-repeated="102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float" office:value="38.027553" calcext:value-type="float">
            <text:p>38.0275530</text:p>
          </table:table-cell>
          <table:table-cell table:style-name="ce4" office:value-type="float" office:value="43.8327876" calcext:value-type="float">
            <text:p>43.8327876</text:p>
          </table:table-cell>
          <table:table-cell table:number-columns-repeated="102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float" office:value="38.0505599" calcext:value-type="float">
            <text:p>38.0505599</text:p>
          </table:table-cell>
          <table:table-cell table:style-name="ce4" office:value-type="float" office:value="43.5551895" calcext:value-type="float">
            <text:p>43.5551895</text:p>
          </table:table-cell>
          <table:table-cell table:number-columns-repeated="1021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float" office:value="38.529671" calcext:value-type="float">
            <text:p>38.5296710</text:p>
          </table:table-cell>
          <table:table-cell table:style-name="ce4" office:value-type="float" office:value="43.8739103" calcext:value-type="float">
            <text:p>43.8739103</text:p>
          </table:table-cell>
          <table:table-cell table:number-columns-repeated="102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float" office:value="40.0576261" calcext:value-type="float">
            <text:p>40.0576261</text:p>
          </table:table-cell>
          <table:table-cell table:style-name="ce4" office:value-type="float" office:value="44.4261998" calcext:value-type="float">
            <text:p>44.4261998</text:p>
          </table:table-cell>
          <table:table-cell table:number-columns-repeated="102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float" office:value="39.771479" calcext:value-type="float">
            <text:p>39.7714790</text:p>
          </table:table-cell>
          <table:table-cell table:style-name="ce4" office:value-type="float" office:value="45.7990727" calcext:value-type="float">
            <text:p>45.7990727</text:p>
          </table:table-cell>
          <table:table-cell table:number-columns-repeated="102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float" office:value="40.7368507" calcext:value-type="float">
            <text:p>40.7368507</text:p>
          </table:table-cell>
          <table:table-cell table:style-name="ce4" office:value-type="float" office:value="46.4292572" calcext:value-type="float">
            <text:p>46.4292572</text:p>
          </table:table-cell>
          <table:table-cell table:number-columns-repeated="1021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float" office:value="39.6976409" calcext:value-type="float">
            <text:p>39.6976409</text:p>
          </table:table-cell>
          <table:table-cell table:style-name="ce4" office:value-type="float" office:value="45.9759499" calcext:value-type="float">
            <text:p>45.9759499</text:p>
          </table:table-cell>
          <table:table-cell table:number-columns-repeated="102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float" office:value="40.5220464" calcext:value-type="float">
            <text:p>40.5220464</text:p>
          </table:table-cell>
          <table:table-cell table:style-name="ce4" office:value-type="float" office:value="46.3332801" calcext:value-type="float">
            <text:p>46.3332801</text:p>
          </table:table-cell>
          <table:table-cell table:number-columns-repeated="1021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float" office:value="41.7003962" calcext:value-type="float">
            <text:p>41.7003962</text:p>
          </table:table-cell>
          <table:table-cell table:style-name="ce4" office:value-type="float" office:value="48.3027372" calcext:value-type="float">
            <text:p>48.3027372</text:p>
          </table:table-cell>
          <table:table-cell table:number-columns-repeated="102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float" office:value="41.296036" calcext:value-type="float">
            <text:p>41.2960360</text:p>
          </table:table-cell>
          <table:table-cell table:style-name="ce4" office:value-type="float" office:value="48.1489231" calcext:value-type="float">
            <text:p>48.1489231</text:p>
          </table:table-cell>
          <table:table-cell table:number-columns-repeated="102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41.9366214" calcext:value-type="float">
            <text:p>41.9366214</text:p>
          </table:table-cell>
          <table:table-cell table:style-name="ce4" office:value-type="float" office:value="47.8595509" calcext:value-type="float">
            <text:p>47.8595509</text:p>
          </table:table-cell>
          <table:table-cell table:number-columns-repeated="102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float" office:value="41.1556547" calcext:value-type="float">
            <text:p>41.1556547</text:p>
          </table:table-cell>
          <table:table-cell table:style-name="ce4" office:value-type="float" office:value="49.7172051" calcext:value-type="float">
            <text:p>49.7172051</text:p>
          </table:table-cell>
          <table:table-cell table:number-columns-repeated="1021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float" office:value="42.8597818" calcext:value-type="float">
            <text:p>42.8597818</text:p>
          </table:table-cell>
          <table:table-cell table:style-name="ce4" office:value-type="float" office:value="49.5345522" calcext:value-type="float">
            <text:p>49.5345522</text:p>
          </table:table-cell>
          <table:table-cell table:number-columns-repeated="1021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float" office:value="42.9392679" calcext:value-type="float">
            <text:p>42.9392679</text:p>
          </table:table-cell>
          <table:table-cell table:style-name="ce4" office:value-type="float" office:value="49.411438" calcext:value-type="float">
            <text:p>49.4114380</text:p>
          </table:table-cell>
          <table:table-cell table:number-columns-repeated="1021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float" office:value="43.3292003" calcext:value-type="float">
            <text:p>43.3292003</text:p>
          </table:table-cell>
          <table:table-cell table:style-name="ce4" office:value-type="float" office:value="51.7847276" calcext:value-type="float">
            <text:p>51.7847276</text:p>
          </table:table-cell>
          <table:table-cell table:number-columns-repeated="102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float" office:value="44.2827108" calcext:value-type="float">
            <text:p>44.2827108</text:p>
          </table:table-cell>
          <table:table-cell table:style-name="ce4" office:value-type="float" office:value="51.2017421" calcext:value-type="float">
            <text:p>51.2017421</text:p>
          </table:table-cell>
          <table:table-cell table:number-columns-repeated="1021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float" office:value="45.2833844" calcext:value-type="float">
            <text:p>45.2833844</text:p>
          </table:table-cell>
          <table:table-cell table:style-name="ce4" office:value-type="float" office:value="51.6620004" calcext:value-type="float">
            <text:p>51.6620004</text:p>
          </table:table-cell>
          <table:table-cell table:number-columns-repeated="1021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float" office:value="45.1520473" calcext:value-type="float">
            <text:p>45.1520473</text:p>
          </table:table-cell>
          <table:table-cell table:style-name="ce4" office:value-type="float" office:value="52.805249" calcext:value-type="float">
            <text:p>52.8052490</text:p>
          </table:table-cell>
          <table:table-cell table:number-columns-repeated="1021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float" office:value="45.3743384" calcext:value-type="float">
            <text:p>45.3743384</text:p>
          </table:table-cell>
          <table:table-cell table:style-name="ce4" office:value-type="float" office:value="53.0916231" calcext:value-type="float">
            <text:p>53.0916231</text:p>
          </table:table-cell>
          <table:table-cell table:number-columns-repeated="1021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float" office:value="45.8189719" calcext:value-type="float">
            <text:p>45.8189719</text:p>
          </table:table-cell>
          <table:table-cell table:style-name="ce4" office:value-type="float" office:value="53.2202065" calcext:value-type="float">
            <text:p>53.2202065</text:p>
          </table:table-cell>
          <table:table-cell table:number-columns-repeated="102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float" office:value="47.1780357" calcext:value-type="float">
            <text:p>47.1780357</text:p>
          </table:table-cell>
          <table:table-cell table:style-name="ce4" office:value-type="float" office:value="54.2707182" calcext:value-type="float">
            <text:p>54.2707182</text:p>
          </table:table-cell>
          <table:table-cell table:number-columns-repeated="102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float" office:value="46.4845391" calcext:value-type="float">
            <text:p>46.4845391</text:p>
          </table:table-cell>
          <table:table-cell table:style-name="ce4" office:value-type="float" office:value="55.1848175" calcext:value-type="float">
            <text:p>55.1848175</text:p>
          </table:table-cell>
          <table:table-cell table:number-columns-repeated="102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float" office:value="46.6640762" calcext:value-type="float">
            <text:p>46.6640762</text:p>
          </table:table-cell>
          <table:table-cell table:style-name="ce4" office:value-type="float" office:value="62.6167473" calcext:value-type="float">
            <text:p>62.6167473</text:p>
          </table:table-cell>
          <table:table-cell table:number-columns-repeated="102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47.6283949" calcext:value-type="float">
            <text:p>47.6283949</text:p>
          </table:table-cell>
          <table:table-cell table:style-name="ce4" office:value-type="float" office:value="55.2259295" calcext:value-type="float">
            <text:p>55.2259295</text:p>
          </table:table-cell>
          <table:table-cell table:number-columns-repeated="102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float" office:value="47.5310409" calcext:value-type="float">
            <text:p>47.5310409</text:p>
          </table:table-cell>
          <table:table-cell table:style-name="ce4" office:value-type="float" office:value="56.3680403" calcext:value-type="float">
            <text:p>56.3680403</text:p>
          </table:table-cell>
          <table:table-cell table:number-columns-repeated="102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float" office:value="49.7595052" calcext:value-type="float">
            <text:p>49.7595052</text:p>
          </table:table-cell>
          <table:table-cell table:style-name="ce4" office:value-type="float" office:value="60.9239572" calcext:value-type="float">
            <text:p>60.9239572</text:p>
          </table:table-cell>
          <table:table-cell table:number-columns-repeated="1021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float" office:value="48.7202704" calcext:value-type="float">
            <text:p>48.7202704</text:p>
          </table:table-cell>
          <table:table-cell table:style-name="ce4" office:value-type="float" office:value="57.9873593" calcext:value-type="float">
            <text:p>57.9873593</text:p>
          </table:table-cell>
          <table:table-cell table:number-columns-repeated="102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float" office:value="49.7088569" calcext:value-type="float">
            <text:p>49.7088569</text:p>
          </table:table-cell>
          <table:table-cell table:style-name="ce4" office:value-type="float" office:value="57.186831" calcext:value-type="float">
            <text:p>57.1868310</text:p>
          </table:table-cell>
          <table:table-cell table:number-columns-repeated="1021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float" office:value="49.3261599" calcext:value-type="float">
            <text:p>49.3261599</text:p>
          </table:table-cell>
          <table:table-cell table:style-name="ce4" office:value-type="float" office:value="57.1651568" calcext:value-type="float">
            <text:p>57.1651568</text:p>
          </table:table-cell>
          <table:table-cell table:number-columns-repeated="102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float" office:value="50.7013786" calcext:value-type="float">
            <text:p>50.7013786</text:p>
          </table:table-cell>
          <table:table-cell table:style-name="ce4" office:value-type="float" office:value="58.4221216" calcext:value-type="float">
            <text:p>58.4221216</text:p>
          </table:table-cell>
          <table:table-cell table:number-columns-repeated="102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49.8041131" calcext:value-type="float">
            <text:p>49.8041131</text:p>
          </table:table-cell>
          <table:table-cell table:style-name="ce4" office:value-type="float" office:value="58.9034209" calcext:value-type="float">
            <text:p>58.9034209</text:p>
          </table:table-cell>
          <table:table-cell table:number-columns-repeated="1021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float" office:value="50.2971607" calcext:value-type="float">
            <text:p>50.2971607</text:p>
          </table:table-cell>
          <table:table-cell table:style-name="ce4" office:value-type="float" office:value="59.1821692" calcext:value-type="float">
            <text:p>59.1821692</text:p>
          </table:table-cell>
          <table:table-cell table:number-columns-repeated="1021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float" office:value="49.7254533" calcext:value-type="float">
            <text:p>49.7254533</text:p>
          </table:table-cell>
          <table:table-cell table:style-name="ce4" office:value-type="float" office:value="59.7511273" calcext:value-type="float">
            <text:p>59.7511273</text:p>
          </table:table-cell>
          <table:table-cell table:number-columns-repeated="1021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float" office:value="50.8033058" calcext:value-type="float">
            <text:p>50.8033058</text:p>
          </table:table-cell>
          <table:table-cell table:style-name="ce4" office:value-type="float" office:value="60.9926003" calcext:value-type="float">
            <text:p>60.9926003</text:p>
          </table:table-cell>
          <table:table-cell table:number-columns-repeated="1021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float" office:value="51.2040859" calcext:value-type="float">
            <text:p>51.2040859</text:p>
          </table:table-cell>
          <table:table-cell table:style-name="ce4" office:value-type="float" office:value="61.5605815" calcext:value-type="float">
            <text:p>61.5605815</text:p>
          </table:table-cell>
          <table:table-cell table:number-columns-repeated="1021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51.9172854" calcext:value-type="float">
            <text:p>51.9172854</text:p>
          </table:table-cell>
          <table:table-cell table:style-name="ce4" office:value-type="float" office:value="62.278887" calcext:value-type="float">
            <text:p>62.2788870</text:p>
          </table:table-cell>
          <table:table-cell table:number-columns-repeated="102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52.39714" calcext:value-type="float">
            <text:p>52.3971400</text:p>
          </table:table-cell>
          <table:table-cell table:style-name="ce4" office:value-type="float" office:value="61.8521699" calcext:value-type="float">
            <text:p>61.8521699</text:p>
          </table:table-cell>
          <table:table-cell table:number-columns-repeated="102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User-defined">
      <number:number number:decimal-places="7" loext:min-decimal-places="7"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 number:title="User-defined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number:number-style style:name="N10121" number:language="en" number:country="US" number:title="User-defined">
      <number:number number:decimal-places="7" loext:min-decimal-places="7" number:min-integer-digits="1"/>
    </number:number-style>
    <number:number-style style:name="N10122" number:language="en" number:country="US" number:title="User-defined">
      <number:number number:decimal-places="7" loext:min-decimal-places="7" number:min-integer-digits="1" number:grouping="true"/>
    </number:number-style>
    <number:number-style style:name="N30111" number:language="en" number:country="GB" number:title="User-defined">
      <number:number number:decimal-places="7" loext:min-decimal-places="7" number:min-integer-digits="1"/>
    </number:number-style>
    <number:number-style style:name="N30112" number:language="en" number:country="GB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3:45:22.142351423</meta:creation-date>
    <dc:date>2021-10-20T15:56:31.307718417</dc:date>
    <meta:editing-duration>PT30M41S</meta:editing-duration>
    <meta:editing-cycles>2</meta:editing-cycles>
    <meta:generator>LibreOffice/6.4.7.2$Linux_X86_64 LibreOffice_project/40$Build-2</meta:generator>
    <meta:document-statistic meta:table-count="1" meta:cell-count="3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0001" number:language="en" number:country="GB">
      <number:number number:decimal-places="0" loext:min-decimal-places="0" number:min-integer-digits="1"/>
    </number:number-style>
    <number:number-style style:name="N30112" number:language="en" number:country="GB">
      <number:number number:decimal-places="7" loext:min-decimal-places="7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ort-by-x-values="true" chart:right-angled-axes="true"/>
    </style:style>
    <style:style style:name="ch6" style:family="chart" style:data-style-name="N3000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0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3011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3011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3011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width="0.1cm" svg:stroke-color="#b3b3b3" draw:fill="bitmap" draw:fill-color="#e6e6e6" draw:fill-gradient-name="Pastel_20_Dream" draw:gradient-step-count="0" draw:fill-image-name="ChartBitmap_20_4" draw:fill-image-ref-point="center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3cm" svg:height="17.585cm" xlink:href=".." xlink:type="simple" chart:class="chart:line" chart:style-name="ch1">
        <chart:title svg:x="4.312cm" svg:y="0.487cm" chart:style-name="ch2">
          <text:p>Average performance of next turn computation algorithm</text:p>
        </chart:title>
        <chart:subtitle svg:x="1.56cm" svg:y="1.617cm" chart:style-name="ch3">
          <text:p>AMD Ryzen 7 3700X (16) @ 3.600GHz - Square grid filled randomly with LifeCell and Mimic units</text:p>
        </chart:subtitle>
        <chart:legend chart:legend-position="end" svg:x="0.318cm" svg:y="16.217cm" style:legend-expansion="custom" chartooo:width="6.616cm" chartooo:height="1.128cm" style:legend-expansion-aspect-ratio="5.86524822695036" chart:style-name="ch4"/>
        <chart:plot-area chart:style-name="ch5" table:cell-range-address="Sheet1.A3:Sheet1.C130 Sheet1.B1:Sheet1.C1" chart:data-source-has-labels="both" svg:x="0.951cm" svg:y="3.02cm" svg:width="18.323cm" svg:height="13.139cm">
          <chartooo:coordinate-region svg:x="2.975cm" svg:y="3.219cm" svg:width="14.274cm" svg:height="12.166cm"/>
          <chart:axis chart:dimension="x" chart:name="primary-x" chart:style-name="ch6" chartooo:axis-type="auto">
            <chartooo:date-scale/>
            <chart:title svg:x="8.917cm" svg:y="16.51cm" chart:style-name="ch7">
              <text:p>Grid side length</text:p>
            </chart:title>
            <chart:categories table:cell-range-address="Sheet1.A3:Sheet1.A130"/>
          </chart:axis>
          <chart:axis chart:dimension="y" chart:name="primary-y" chart:style-name="ch8">
            <chart:title svg:x="0cm" svg:y="12.477cm" chart:style-name="ch9">
              <text:p>computeNextTurn() execution time (ms)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Sheet1.B3:Sheet1.B130" chart:label-cell-address="Sheet1.B1:Sheet1.B1" chart:class="chart:line">
            <chart:data-point chart:repeated="128"/>
          </chart:series>
          <chart:series chart:attached-axis="primary-y" chart:style-name="ch14" chart:values-cell-range-address="Sheet1.C3:Sheet1.C130" chart:label-cell-address="Sheet1.C1:Sheet1.C1" chart:class="chart:line">
            <chart:data-point chart:repeated="1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core average turn compute time</text:p>
                <draw:g>
                  <svg:desc>Sheet1.B1:Sheet1.B1</svg:desc>
                </draw:g>
              </table:table-cell>
              <table:table-cell office:value-type="string">
                <text:p>1 core average turn compute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29">
                <text:p>129</text:p>
                <draw:g>
                  <svg:desc>Sheet1.A3:Sheet1.A130</svg:desc>
                </draw:g>
              </table:table-cell>
              <table:table-cell office:value-type="float" office:value="14.4847142">
                <text:p>14.4847142</text:p>
                <draw:g>
                  <svg:desc>Sheet1.B3:Sheet1.B130</svg:desc>
                </draw:g>
              </table:table-cell>
              <table:table-cell office:value-type="float" office:value="20.6210737">
                <text:p>20.6210737</text:p>
                <draw:g>
                  <svg:desc>Sheet1.C3:Sheet1.C130</svg:desc>
                </draw:g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.313201">
                <text:p>14.313201</text:p>
              </table:table-cell>
              <table:table-cell office:value-type="float" office:value="19.5076433">
                <text:p>19.507643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.8180147">
                <text:p>13.8180147</text:p>
              </table:table-cell>
              <table:table-cell office:value-type="float" office:value="18.2439966">
                <text:p>18.243996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.8461757">
                <text:p>13.8461757</text:p>
              </table:table-cell>
              <table:table-cell office:value-type="float" office:value="17.0970407">
                <text:p>17.097040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4.1229728">
                <text:p>14.1229728</text:p>
              </table:table-cell>
              <table:table-cell office:value-type="float" office:value="16.9625686">
                <text:p>16.962568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.4549814">
                <text:p>13.4549814</text:p>
              </table:table-cell>
              <table:table-cell office:value-type="float" office:value="15.7619618">
                <text:p>15.761961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.5245395">
                <text:p>13.5245395</text:p>
              </table:table-cell>
              <table:table-cell office:value-type="float" office:value="16.9319906">
                <text:p>16.931990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.4252714">
                <text:p>13.4252714</text:p>
              </table:table-cell>
              <table:table-cell office:value-type="float" office:value="18.1820055">
                <text:p>18.182005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.4520145">
                <text:p>13.4520145</text:p>
              </table:table-cell>
              <table:table-cell office:value-type="float" office:value="16.3397072">
                <text:p>16.339707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.8914117">
                <text:p>13.8914117</text:p>
              </table:table-cell>
              <table:table-cell office:value-type="float" office:value="18.5031215">
                <text:p>18.503121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4.9152054">
                <text:p>14.9152054</text:p>
              </table:table-cell>
              <table:table-cell office:value-type="float" office:value="16.9888367">
                <text:p>16.98883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5.2867236">
                <text:p>15.2867236</text:p>
              </table:table-cell>
              <table:table-cell office:value-type="float" office:value="18.8028719">
                <text:p>18.802871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.6471262">
                <text:p>14.6471262</text:p>
              </table:table-cell>
              <table:table-cell office:value-type="float" office:value="17.5419011">
                <text:p>17.541901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5.4550058">
                <text:p>15.4550058</text:p>
              </table:table-cell>
              <table:table-cell office:value-type="float" office:value="18.9818379">
                <text:p>18.981837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.1243064">
                <text:p>15.1243064</text:p>
              </table:table-cell>
              <table:table-cell office:value-type="float" office:value="18.5288534">
                <text:p>18.528853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.8380074">
                <text:p>14.8380074</text:p>
              </table:table-cell>
              <table:table-cell office:value-type="float" office:value="18.9179539">
                <text:p>18.917953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5.7083106">
                <text:p>15.7083106</text:p>
              </table:table-cell>
              <table:table-cell office:value-type="float" office:value="20.0605236">
                <text:p>20.060523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6.1966891">
                <text:p>16.1966891</text:p>
              </table:table-cell>
              <table:table-cell office:value-type="float" office:value="18.9138537">
                <text:p>18.913853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6.3520684">
                <text:p>16.3520684</text:p>
              </table:table-cell>
              <table:table-cell office:value-type="float" office:value="19.9751905">
                <text:p>19.975190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6.1516022">
                <text:p>16.1516022</text:p>
              </table:table-cell>
              <table:table-cell office:value-type="float" office:value="19.6920675">
                <text:p>19.692067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6.2030663">
                <text:p>16.2030663</text:p>
              </table:table-cell>
              <table:table-cell office:value-type="float" office:value="20.0215167">
                <text:p>20.02151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.7801595">
                <text:p>16.7801595</text:p>
              </table:table-cell>
              <table:table-cell office:value-type="float" office:value="20.6947591">
                <text:p>20.694759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7.4991331">
                <text:p>17.4991331</text:p>
              </table:table-cell>
              <table:table-cell office:value-type="float" office:value="18.6159308">
                <text:p>18.615930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7.2776948">
                <text:p>17.2776948</text:p>
              </table:table-cell>
              <table:table-cell office:value-type="float" office:value="20.521751">
                <text:p>20.52175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7.54045">
                <text:p>17.54045</text:p>
              </table:table-cell>
              <table:table-cell office:value-type="float" office:value="19.2784561">
                <text:p>19.278456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8.2218645">
                <text:p>18.2218645</text:p>
              </table:table-cell>
              <table:table-cell office:value-type="float" office:value="19.3385021">
                <text:p>19.338502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8.1107315">
                <text:p>18.1107315</text:p>
              </table:table-cell>
              <table:table-cell office:value-type="float" office:value="19.523088">
                <text:p>19.52308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8.8073271">
                <text:p>18.8073271</text:p>
              </table:table-cell>
              <table:table-cell office:value-type="float" office:value="20.0537877">
                <text:p>20.053787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8.968221">
                <text:p>18.968221</text:p>
              </table:table-cell>
              <table:table-cell office:value-type="float" office:value="20.1475618">
                <text:p>20.147561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8.6671766">
                <text:p>18.6671766</text:p>
              </table:table-cell>
              <table:table-cell office:value-type="float" office:value="20.3387816">
                <text:p>20.338781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9.2732">
                <text:p>19.2732</text:p>
              </table:table-cell>
              <table:table-cell office:value-type="float" office:value="21.1036202">
                <text:p>21.10362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.5672143">
                <text:p>19.5672143</text:p>
              </table:table-cell>
              <table:table-cell office:value-type="float" office:value="21.1657192">
                <text:p>21.165719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0.0776187">
                <text:p>20.0776187</text:p>
              </table:table-cell>
              <table:table-cell office:value-type="float" office:value="21.3061574">
                <text:p>21.306157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0.1917158">
                <text:p>20.1917158</text:p>
              </table:table-cell>
              <table:table-cell office:value-type="float" office:value="21.5855686">
                <text:p>21.585568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0.6185009">
                <text:p>20.6185009</text:p>
              </table:table-cell>
              <table:table-cell office:value-type="float" office:value="22.1048039">
                <text:p>22.104803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0.4251998">
                <text:p>20.4251998</text:p>
              </table:table-cell>
              <table:table-cell office:value-type="float" office:value="22.129443">
                <text:p>22.1294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0.6029047">
                <text:p>20.6029047</text:p>
              </table:table-cell>
              <table:table-cell office:value-type="float" office:value="22.491035">
                <text:p>22.49103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1.3536313">
                <text:p>21.3536313</text:p>
              </table:table-cell>
              <table:table-cell office:value-type="float" office:value="22.7976194">
                <text:p>22.797619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1.1460773">
                <text:p>21.1460773</text:p>
              </table:table-cell>
              <table:table-cell office:value-type="float" office:value="23.1722565">
                <text:p>23.172256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1.9338135">
                <text:p>21.9338135</text:p>
              </table:table-cell>
              <table:table-cell office:value-type="float" office:value="23.4428109">
                <text:p>23.442810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2.1136138">
                <text:p>22.1136138</text:p>
              </table:table-cell>
              <table:table-cell office:value-type="float" office:value="24.0532471">
                <text:p>24.05324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.7520162">
                <text:p>22.7520162</text:p>
              </table:table-cell>
              <table:table-cell office:value-type="float" office:value="24.1729143">
                <text:p>24.172914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1.9938636">
                <text:p>21.9938636</text:p>
              </table:table-cell>
              <table:table-cell office:value-type="float" office:value="24.2889933">
                <text:p>24.288993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2.610342">
                <text:p>22.610342</text:p>
              </table:table-cell>
              <table:table-cell office:value-type="float" office:value="24.8159465">
                <text:p>24.815946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3.2346976">
                <text:p>23.2346976</text:p>
              </table:table-cell>
              <table:table-cell office:value-type="float" office:value="24.9270916">
                <text:p>24.927091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3.9450149">
                <text:p>23.9450149</text:p>
              </table:table-cell>
              <table:table-cell office:value-type="float" office:value="26.6005035">
                <text:p>26.600503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3.1935274">
                <text:p>23.1935274</text:p>
              </table:table-cell>
              <table:table-cell office:value-type="float" office:value="25.4894329">
                <text:p>25.489432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3.3466496">
                <text:p>23.3466496</text:p>
              </table:table-cell>
              <table:table-cell office:value-type="float" office:value="25.9382392">
                <text:p>25.938239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4.2010331">
                <text:p>24.2010331</text:p>
              </table:table-cell>
              <table:table-cell office:value-type="float" office:value="26.5242336">
                <text:p>26.524233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4.198555">
                <text:p>24.198555</text:p>
              </table:table-cell>
              <table:table-cell office:value-type="float" office:value="26.4483307">
                <text:p>26.448330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4.4969604">
                <text:p>24.4969604</text:p>
              </table:table-cell>
              <table:table-cell office:value-type="float" office:value="26.8909349">
                <text:p>26.89093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4.4642795">
                <text:p>24.4642795</text:p>
              </table:table-cell>
              <table:table-cell office:value-type="float" office:value="28.0365135">
                <text:p>28.036513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5.3163506">
                <text:p>25.3163506</text:p>
              </table:table-cell>
              <table:table-cell office:value-type="float" office:value="27.7885694">
                <text:p>27.788569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5.1938525">
                <text:p>25.1938525</text:p>
              </table:table-cell>
              <table:table-cell office:value-type="float" office:value="28.2921738">
                <text:p>28.292173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5.1610569">
                <text:p>25.1610569</text:p>
              </table:table-cell>
              <table:table-cell office:value-type="float" office:value="29.4829493">
                <text:p>29.482949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6.1568524">
                <text:p>26.1568524</text:p>
              </table:table-cell>
              <table:table-cell office:value-type="float" office:value="29.2859282">
                <text:p>29.285928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5.9408053">
                <text:p>25.9408053</text:p>
              </table:table-cell>
              <table:table-cell office:value-type="float" office:value="29.4986128">
                <text:p>29.498612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6.0549883">
                <text:p>26.0549883</text:p>
              </table:table-cell>
              <table:table-cell office:value-type="float" office:value="29.5692526">
                <text:p>29.569252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6.0735634">
                <text:p>26.0735634</text:p>
              </table:table-cell>
              <table:table-cell office:value-type="float" office:value="30.2196558">
                <text:p>30.219655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6.6027937">
                <text:p>26.6027937</text:p>
              </table:table-cell>
              <table:table-cell office:value-type="float" office:value="33.0369878">
                <text:p>33.036987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6.7936596">
                <text:p>26.7936596</text:p>
              </table:table-cell>
              <table:table-cell office:value-type="float" office:value="33.8376351">
                <text:p>33.837635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.0649818">
                <text:p>27.0649818</text:p>
              </table:table-cell>
              <table:table-cell office:value-type="float" office:value="31.0359995">
                <text:p>31.035999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8.1042568">
                <text:p>28.1042568</text:p>
              </table:table-cell>
              <table:table-cell office:value-type="float" office:value="31.2515575">
                <text:p>31.251557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8.2146379">
                <text:p>28.2146379</text:p>
              </table:table-cell>
              <table:table-cell office:value-type="float" office:value="31.916561">
                <text:p>31.91656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8.7107652">
                <text:p>28.7107652</text:p>
              </table:table-cell>
              <table:table-cell office:value-type="float" office:value="32.1489418">
                <text:p>32.148941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8.740863">
                <text:p>28.740863</text:p>
              </table:table-cell>
              <table:table-cell office:value-type="float" office:value="32.7039826">
                <text:p>32.703982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8.9755412">
                <text:p>28.9755412</text:p>
              </table:table-cell>
              <table:table-cell office:value-type="float" office:value="33.592473">
                <text:p>33.59247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0.0815089">
                <text:p>30.0815089</text:p>
              </table:table-cell>
              <table:table-cell office:value-type="float" office:value="34.6037948">
                <text:p>34.603794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30.266725">
                <text:p>30.266725</text:p>
              </table:table-cell>
              <table:table-cell office:value-type="float" office:value="33.6662502">
                <text:p>33.666250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9.7924567">
                <text:p>29.7924567</text:p>
              </table:table-cell>
              <table:table-cell office:value-type="float" office:value="34.2092225">
                <text:p>34.209222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0.7833295">
                <text:p>30.7833295</text:p>
              </table:table-cell>
              <table:table-cell office:value-type="float" office:value="34.3661696">
                <text:p>34.36616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.6266952">
                <text:p>30.6266952</text:p>
              </table:table-cell>
              <table:table-cell office:value-type="float" office:value="35.6020825">
                <text:p>35.602082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0.8227975">
                <text:p>30.8227975</text:p>
              </table:table-cell>
              <table:table-cell office:value-type="float" office:value="35.1649231">
                <text:p>35.164923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0.7792983">
                <text:p>30.7792983</text:p>
              </table:table-cell>
              <table:table-cell office:value-type="float" office:value="35.9688876">
                <text:p>35.968887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1.9972243">
                <text:p>31.9972243</text:p>
              </table:table-cell>
              <table:table-cell office:value-type="float" office:value="36.0339136">
                <text:p>36.033913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2.7286646">
                <text:p>32.7286646</text:p>
              </table:table-cell>
              <table:table-cell office:value-type="float" office:value="37.2353364">
                <text:p>37.235336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2.3270441">
                <text:p>32.3270441</text:p>
              </table:table-cell>
              <table:table-cell office:value-type="float" office:value="36.7537191">
                <text:p>36.753719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3.7089072">
                <text:p>33.7089072</text:p>
              </table:table-cell>
              <table:table-cell office:value-type="float" office:value="37.3072523">
                <text:p>37.307252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3.2493378">
                <text:p>33.2493378</text:p>
              </table:table-cell>
              <table:table-cell office:value-type="float" office:value="37.5707315">
                <text:p>37.570731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4.2777546">
                <text:p>34.2777546</text:p>
              </table:table-cell>
              <table:table-cell office:value-type="float" office:value="38.0974576">
                <text:p>38.097457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4.7210558">
                <text:p>34.7210558</text:p>
              </table:table-cell>
              <table:table-cell office:value-type="float" office:value="38.4298289">
                <text:p>38.429828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4.8204897">
                <text:p>34.8204897</text:p>
              </table:table-cell>
              <table:table-cell office:value-type="float" office:value="39.1700515">
                <text:p>39.170051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4.7752006">
                <text:p>34.7752006</text:p>
              </table:table-cell>
              <table:table-cell office:value-type="float" office:value="40.2272312">
                <text:p>40.227231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5.11027">
                <text:p>35.11027</text:p>
              </table:table-cell>
              <table:table-cell office:value-type="float" office:value="40.3497483">
                <text:p>40.349748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5.6569496">
                <text:p>35.6569496</text:p>
              </table:table-cell>
              <table:table-cell office:value-type="float" office:value="40.4850604">
                <text:p>40.485060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5.5760732">
                <text:p>35.5760732</text:p>
              </table:table-cell>
              <table:table-cell office:value-type="float" office:value="40.7528304">
                <text:p>40.752830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6.4150058">
                <text:p>36.4150058</text:p>
              </table:table-cell>
              <table:table-cell office:value-type="float" office:value="41.8649035">
                <text:p>41.864903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6.5444889">
                <text:p>36.5444889</text:p>
              </table:table-cell>
              <table:table-cell office:value-type="float" office:value="41.6351202">
                <text:p>41.635120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6.8171811">
                <text:p>36.8171811</text:p>
              </table:table-cell>
              <table:table-cell office:value-type="float" office:value="42.3863216">
                <text:p>42.386321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7.4992506">
                <text:p>37.4992506</text:p>
              </table:table-cell>
              <table:table-cell office:value-type="float" office:value="43.111826">
                <text:p>43.11182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7.3464683">
                <text:p>37.3464683</text:p>
              </table:table-cell>
              <table:table-cell office:value-type="float" office:value="42.6256508">
                <text:p>42.62565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8.027553">
                <text:p>38.027553</text:p>
              </table:table-cell>
              <table:table-cell office:value-type="float" office:value="43.8327876">
                <text:p>43.832787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8.0505599">
                <text:p>38.0505599</text:p>
              </table:table-cell>
              <table:table-cell office:value-type="float" office:value="43.5551895">
                <text:p>43.555189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8.529671">
                <text:p>38.529671</text:p>
              </table:table-cell>
              <table:table-cell office:value-type="float" office:value="43.8739103">
                <text:p>43.873910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40.0576261">
                <text:p>40.0576261</text:p>
              </table:table-cell>
              <table:table-cell office:value-type="float" office:value="44.4261998">
                <text:p>44.426199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9.771479">
                <text:p>39.771479</text:p>
              </table:table-cell>
              <table:table-cell office:value-type="float" office:value="45.7990727">
                <text:p>45.799072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0.7368507">
                <text:p>40.7368507</text:p>
              </table:table-cell>
              <table:table-cell office:value-type="float" office:value="46.4292572">
                <text:p>46.429257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39.6976409">
                <text:p>39.6976409</text:p>
              </table:table-cell>
              <table:table-cell office:value-type="float" office:value="45.9759499">
                <text:p>45.97594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0.5220464">
                <text:p>40.5220464</text:p>
              </table:table-cell>
              <table:table-cell office:value-type="float" office:value="46.3332801">
                <text:p>46.333280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1.7003962">
                <text:p>41.7003962</text:p>
              </table:table-cell>
              <table:table-cell office:value-type="float" office:value="48.3027372">
                <text:p>48.302737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41.296036">
                <text:p>41.296036</text:p>
              </table:table-cell>
              <table:table-cell office:value-type="float" office:value="48.1489231">
                <text:p>48.148923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1.9366214">
                <text:p>41.9366214</text:p>
              </table:table-cell>
              <table:table-cell office:value-type="float" office:value="47.8595509">
                <text:p>47.85955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41.1556547">
                <text:p>41.1556547</text:p>
              </table:table-cell>
              <table:table-cell office:value-type="float" office:value="49.7172051">
                <text:p>49.717205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2.8597818">
                <text:p>42.8597818</text:p>
              </table:table-cell>
              <table:table-cell office:value-type="float" office:value="49.5345522">
                <text:p>49.534552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42.9392679">
                <text:p>42.9392679</text:p>
              </table:table-cell>
              <table:table-cell office:value-type="float" office:value="49.411438">
                <text:p>49.41143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43.3292003">
                <text:p>43.3292003</text:p>
              </table:table-cell>
              <table:table-cell office:value-type="float" office:value="51.7847276">
                <text:p>51.784727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44.2827108">
                <text:p>44.2827108</text:p>
              </table:table-cell>
              <table:table-cell office:value-type="float" office:value="51.2017421">
                <text:p>51.201742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45.2833844">
                <text:p>45.2833844</text:p>
              </table:table-cell>
              <table:table-cell office:value-type="float" office:value="51.6620004">
                <text:p>51.662000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45.1520473">
                <text:p>45.1520473</text:p>
              </table:table-cell>
              <table:table-cell office:value-type="float" office:value="52.805249">
                <text:p>52.80524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5.3743384">
                <text:p>45.3743384</text:p>
              </table:table-cell>
              <table:table-cell office:value-type="float" office:value="53.0916231">
                <text:p>53.091623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45.8189719">
                <text:p>45.8189719</text:p>
              </table:table-cell>
              <table:table-cell office:value-type="float" office:value="53.2202065">
                <text:p>53.22020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7.1780357">
                <text:p>47.1780357</text:p>
              </table:table-cell>
              <table:table-cell office:value-type="float" office:value="54.2707182">
                <text:p>54.270718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46.4845391">
                <text:p>46.4845391</text:p>
              </table:table-cell>
              <table:table-cell office:value-type="float" office:value="55.1848175">
                <text:p>55.184817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46.6640762">
                <text:p>46.6640762</text:p>
              </table:table-cell>
              <table:table-cell office:value-type="float" office:value="62.6167473">
                <text:p>62.616747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7.6283949">
                <text:p>47.6283949</text:p>
              </table:table-cell>
              <table:table-cell office:value-type="float" office:value="55.2259295">
                <text:p>55.225929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7.5310409">
                <text:p>47.5310409</text:p>
              </table:table-cell>
              <table:table-cell office:value-type="float" office:value="56.3680403">
                <text:p>56.368040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9.7595052">
                <text:p>49.7595052</text:p>
              </table:table-cell>
              <table:table-cell office:value-type="float" office:value="60.9239572">
                <text:p>60.923957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8.7202704">
                <text:p>48.7202704</text:p>
              </table:table-cell>
              <table:table-cell office:value-type="float" office:value="57.9873593">
                <text:p>57.987359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9.7088569">
                <text:p>49.7088569</text:p>
              </table:table-cell>
              <table:table-cell office:value-type="float" office:value="57.186831">
                <text:p>57.18683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9.3261599">
                <text:p>49.3261599</text:p>
              </table:table-cell>
              <table:table-cell office:value-type="float" office:value="57.1651568">
                <text:p>57.165156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50.7013786">
                <text:p>50.7013786</text:p>
              </table:table-cell>
              <table:table-cell office:value-type="float" office:value="58.4221216">
                <text:p>58.422121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9.8041131">
                <text:p>49.8041131</text:p>
              </table:table-cell>
              <table:table-cell office:value-type="float" office:value="58.9034209">
                <text:p>58.903420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50.2971607">
                <text:p>50.2971607</text:p>
              </table:table-cell>
              <table:table-cell office:value-type="float" office:value="59.1821692">
                <text:p>59.182169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9.7254533">
                <text:p>49.7254533</text:p>
              </table:table-cell>
              <table:table-cell office:value-type="float" office:value="59.7511273">
                <text:p>59.751127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50.8033058">
                <text:p>50.8033058</text:p>
              </table:table-cell>
              <table:table-cell office:value-type="float" office:value="60.9926003">
                <text:p>60.992600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51.2040859">
                <text:p>51.2040859</text:p>
              </table:table-cell>
              <table:table-cell office:value-type="float" office:value="61.5605815">
                <text:p>61.560581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1.9172854">
                <text:p>51.9172854</text:p>
              </table:table-cell>
              <table:table-cell office:value-type="float" office:value="62.278887">
                <text:p>62.27888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2.39714">
                <text:p>52.39714</text:p>
              </table:table-cell>
              <table:table-cell office:value-type="float" office:value="61.8521699">
                <text:p>61.8521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38C8CDD6DE5944AB.png" xlink:type="simple" xlink:show="embed" xlink:actuate="onLoad"/>
    <draw:fill-image draw:name="ChartBitmap_20_2" draw:display-name="ChartBitmap 2" xlink:href="Pictures/100000000000057D000002F8CC460B037E207265.png" xlink:type="simple" xlink:show="embed" xlink:actuate="onLoad"/>
    <draw:fill-image draw:name="ChartBitmap_20_3" draw:display-name="ChartBitmap 3" xlink:href="Pictures/10000000000002000000020065BEFE37CCD98E2F.jpg" xlink:type="simple" xlink:show="embed" xlink:actuate="onLoad"/>
    <draw:fill-image draw:name="ChartBitmap_20_4" draw:display-name="ChartBitmap 4" xlink:href="Pictures/100000000000057D000002F837E152EE3721B893.png" xlink:type="simple" xlink:show="embed" xlink:actuate="onLoad"/>
  </office:styles>
</office:document-styles>
</file>